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traditional into</text:p>
          </table:table-cell>
          <table:table-cell office:value-type="string" calcext:value-type="string">
            <text:p>array-to-vec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0.203995+0.210164+0.199278)/3" office:value-type="float" office:value="0.204479" calcext:value-type="float">
            <text:p>0.20</text:p>
          </table:table-cell>
          <table:table-cell table:formula="of:=(2.23273+0.549515+1.731513)/3" office:value-type="float" office:value="1.504586" calcext:value-type="float">
            <text:p>1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1.715917+1.020805+1.649041)/3" office:value-type="float" office:value="1.461921" calcext:value-type="float">
            <text:p>1.46</text:p>
          </table:table-cell>
          <table:table-cell table:formula="of:=(2.593246+2.862524+2.310519)/3" office:value-type="float" office:value="2.588763" calcext:value-type="float">
            <text:p>2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11.851595+9.597777+13.411283)/3" office:value-type="float" office:value="11.6202183333333" calcext:value-type="float">
            <text:p>11.62</text:p>
          </table:table-cell>
          <table:table-cell table:formula="of:=(6.765622+4.577274+5.510818)/3" office:value-type="float" office:value="5.61790466666667" calcext:value-type="float">
            <text:p>5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(91.890148+90.775463+92.094203)/3" office:value-type="float" office:value="91.5866046666667" calcext:value-type="float">
            <text:p>91.59</text:p>
          </table:table-cell>
          <table:table-cell table:formula="of:=(27.698141+26.571273+28.877628)/3" office:value-type="float" office:value="27.7156806666667" calcext:value-type="float">
            <text:p>27.7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0:26:46.65180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20:27:46.010203172</dc:date>
    <meta:editing-duration>PT5M38S</meta:editing-duration>
    <meta:editing-cycles>3</meta:editing-cycles>
    <meta:generator>LibreOffice/4.3.3.1$Linux_X86_64 LibreOffice_project/430$Build-1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495cm" svg:y="3.955cm" style:legend-expansion="high" chart:style-name="ch2"/>
        <chart:plot-area chart:style-name="ch3" table:cell-range-address="Sheet1.B1:Sheet1.D5" chart:data-source-has-labels="both" svg:x="1.331cm" svg:y="0.18cm" svg:width="10.844cm" svg:height="7.665cm">
          <chartooo:coordinate-region svg:x="2.614cm" svg:y="0.379cm" svg:width="8.818cm" svg:height="6.819cm"/>
          <chart:axis chart:dimension="x" chart:name="primary-x" chart:style-name="ch4" chartooo:axis-type="auto">
            <chartooo:date-scale/>
            <chart:title svg:x="5.928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into</text:p>
                <draw:g>
                  <svg:desc>Sheet1.C1:Sheet1.C1</svg:desc>
                </draw:g>
              </table:table-cell>
              <table:table-cell office:value-type="string">
                <text:p>array-to-vecto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0.204479">
                <text:p>0.204479</text:p>
                <draw:g>
                  <svg:desc>Sheet1.C2:Sheet1.C5</svg:desc>
                </draw:g>
              </table:table-cell>
              <table:table-cell office:value-type="float" office:value="1.504586">
                <text:p>1.504586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1921">
                <text:p>1.461921</text:p>
              </table:table-cell>
              <table:table-cell office:value-type="float" office:value="2.588763">
                <text:p>2.58876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.6202183333333">
                <text:p>11.6202183333333</text:p>
              </table:table-cell>
              <table:table-cell office:value-type="float" office:value="5.61790466666667">
                <text:p>5.617904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1.5866046666667">
                <text:p>91.5866046666667</text:p>
              </table:table-cell>
              <table:table-cell office:value-type="float" office:value="27.7156806666667">
                <text:p>27.715680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